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ENDOZA TRIBEÑO YVET MONIC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85530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LTO SIHUAS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319121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NDOZA TRIBEÑO YVET MONIC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85530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319121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6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4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1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11/2021</text:p>
          </table:table-cell>
          <table:table-cell table:style-name="Tabla2.A3" office:value-type="string">
            <text:p text:style-name="P22">9950052</text:p>
          </table:table-cell>
          <table:table-cell table:style-name="Tabla2.D3" office:value-type="string">
            <text:p text:style-name="P23">6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6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0T18:04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